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="solid" draw:fill-color="#000000" draw:fill-image-width="0cm" draw:fill-image-height="0cm" fo:min-height="21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line-height="100%" fo:text-indent="0cm"/>
      <style:text-properties fo:font-size="48pt" style:font-size-asian="48pt" style:font-size-complex="48pt"/>
    </style:style>
    <style:style style:name="P2" style:family="paragraph">
      <style:paragraph-properties fo:margin-left="0cm" fo:margin-right="0cm" fo:line-height="100%" fo:text-indent="0cm"/>
      <style:text-properties fo:color="#ffffff" style:font-name="Arial Black" fo:font-size="48pt" fo:font-style="normal" fo:font-weight="bold" style:font-size-asian="48pt" style:font-size-complex="48pt"/>
    </style:style>
    <style:style style:name="P3" style:family="paragraph">
      <style:paragraph-properties fo:margin-left="0.6cm" fo:margin-right="0cm" fo:text-indent="0cm"/>
    </style:style>
    <style:style style:name="T1" style:family="text">
      <style:text-properties fo:color="#ffffff" style:font-name="Arial Black" fo:font-size="48pt" fo:font-style="normal" fo:font-weight="bold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.001cm" presentation:class="title" presentation:user-transformed="true">
          <draw:text-box>
            <text:p text:style-name="P1"><text:span text:style-name="T1">Boże, nasz Ojcze, dziękuję Ci za naszą wspólnotę i proszę, abyś nas błogosławił</text:span><text:span text:style-name="T1"><text:line-break/></text:span><text:span text:style-name="T1">i napełniał łaską Ducha Świętego, abyśmy byli wierni Twojej miłości.</text:span><text:span text:style-name="T1"><text:line-break/></text:span><text:span text:style-name="T1">Przez Chrystusa Pana naszego. Ame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Lucida Sans Unicode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Lucida Sans Unicode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7-01-02T18:59:40</meta:creation-date>
    <dc:date>2015-05-18T22:27:51.692000000</dc:date>
    <dc:language>pl-PL</dc:language>
    <meta:editing-cycles>28</meta:editing-cycles>
    <meta:editing-duration>PT28M18S</meta:editing-duration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